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Google Sans" svg:font-family="&quot;Google Sans&quot;"/>
    <style:font-face style:name="Google" svg:font-family="Goog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oogle Sans" style:font-name-asian="Google Sans" style:font-name-complex="Google Sans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C27BA0" style:repeat-content="false"/>
      <style:paragraph-properties fo:text-align="center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9FC5E8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1C232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93C47D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C27BA0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76A5AF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background-color="#F0F6FB" style:repeat-content="false"/>
      <style:paragraph-properties fo:text-align="start" fo:margin-left="0cm"/>
      <style:text-properties fo:color="#434343" style:font-name="Google Sans" style:font-name-asian="Google Sans" style:font-name-complex="Google Sans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 fo:background-color="#F0F6FB" style:repeat-content="false"/>
      <style:paragraph-properties fo:text-align="start" fo:margin-left="0cm"/>
      <style:text-properties fo:color="#434343" style:font-name="Google Sans" style:font-name-asian="Google Sans" style:font-name-complex="Google Sans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0F6FB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 fo:background-color="#F0F6FB" style:repeat-content="false"/>
      <style:paragraph-properties fo:text-align="start" fo:margin-left="0cm"/>
      <style:text-properties fo:color="#0000FF" style:font-name="Google Sans" style:font-name-asian="Google Sans" style:font-name-complex="Google Sans" fo:font-size="10pt" style:font-size-asian="10pt" style:font-size-complex="10pt" style:text-underline-style="solid" style:text-underline-type="single"/>
    </style:style>
    <style:style style:name="ce14" style:family="table-cell" style:parent-style-name="Default" style:data-style-name="N3">
      <style:table-cell-properties style:vertical-align="middle" fo:background-color="#F0F6FB" style:repeat-content="false"/>
      <style:paragraph-properties fo:text-align="start" fo:margin-left="0cm"/>
      <style:text-properties fo:color="#434343" style:font-name="Google Sans" style:font-name-asian="Google Sans" style:font-name-complex="Google Sans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top" fo:background-color="#FFF2CC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 fo:wrap-option="wrap" fo:background-color="#D9EAD3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fo:wrap-option="wrap" fo:background-color="#EAD1DC"/>
      <style:text-properties style:font-name="Google Sans" style:font-name-asian="Google Sans" style:font-name-complex="Google Sans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top" fo:wrap-option="wrap" fo:background-color="#D0E0E3"/>
      <style:text-properties style:font-name="Google Sans" style:font-name-asian="Google Sans" style:font-name-complex="Google Sans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background-color="#FFF2CC" style:repeat-content="false"/>
      <style:paragraph-properties fo:text-align="start" fo:margin-left="0cm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20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1" style:family="table-cell" style:parent-style-name="Default" style:data-style-name="N0">
      <style:table-cell-properties fo:background-color="#FCE4D6"/>
      <style:text-properties style:font-name="Google" style:font-name-asian="Google" style:font-name-complex="Google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C6E0B4"/>
    </style:style>
    <style:style style:name="ce2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Google Sans" style:font-name-asian="Google Sans" style:font-name-complex="Google Sans"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style:vertical-align="middle" fo:background-color="#EFEFEF" style:repeat-content="false"/>
      <style:paragraph-properties fo:text-align="center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2pt solid #4285F4" style:vertical-align="automatic" fo:background-color="#B7B7B7" style:repeat-content="false"/>
      <style:paragraph-properties fo:text-align="center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F1C232" style:repeat-content="false"/>
      <style:paragraph-properties fo:text-align="center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93C47D" style:repeat-content="false"/>
      <style:paragraph-properties fo:text-align="center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2pt solid #4285F4" style:vertical-align="automatic" fo:background-color="#76A5AF" style:repeat-content="false"/>
      <style:paragraph-properties fo:text-align="center"/>
      <style:text-properties style:font-name="Google Sans" style:font-name-asian="Google Sans" style:font-name-complex="Google Sans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Google Sans" style:font-name-asian="Google Sans" style:font-name-complex="Google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Google Sans" style:font-name-asian="Google Sans" style:font-name-complex="Google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Google Sans" style:font-name-asian="Google Sans" style:font-name-complex="Google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Google Sans" style:font-name-asian="Google Sans" style:font-name-complex="Google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Google Sans" style:font-name-asian="Google Sans" style:font-name-complex="Google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Google Sans" style:font-name-asian="Google Sans" style:font-name-complex="Google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Google" style:font-name-asian="Google" style:font-name-complex="Googl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1326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3.0056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5.3975cm"/>
    </style:style>
    <style:style style:name="co10" style:family="table-column">
      <style:table-column-properties fo:break-before="auto" style:column-width="7.02733333333333cm"/>
    </style:style>
    <style:style style:name="co11" style:family="table-column">
      <style:table-column-properties fo:break-before="auto" style:column-width="2.4765cm"/>
    </style:style>
    <style:style style:name="co12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ro4" style:family="table-row">
      <style:table-row-properties style:row-height="79.2pt" style:use-optimal-row-height="true" fo:break-before="auto"/>
    </style:style>
    <style:style style:name="ro5" style:family="table-row">
      <style:table-row-properties style:row-height="66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11" table:number-columns-repeated="1006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Competitive audit</text:p>
            <text:p/>
          </table:table-cell>
          <table:table-cell office:value-type="string" table:number-columns-spanned="17" table:number-rows-spanned="1" table:style-name="ce23">
            <text:p><text:span text:style-name="T1">Goal:</text:span><text:s/>Compare the purchasing experience of each competitor’s app as a new user and a returning user.</text:p>
          </table:table-cell>
          <table:covered-table-cell table:number-columns-repeated="16"/>
          <table:table-cell table:number-columns-repeated="16366"/>
        </table:table-row>
        <table:table-row table:style-name="ro2">
          <table:table-cell table:number-columns-spanned="1" table:number-rows-spanned="3" table:style-name="ce24"/>
          <table:table-cell office:value-type="string" table:number-columns-spanned="8" table:number-rows-spanned="2" table:style-name="ce25">
            <text:p>General information</text:p>
          </table:table-cell>
          <table:covered-table-cell table:number-columns-repeated="7"/>
          <table:table-cell office:value-type="string" table:number-columns-spanned="9" table:number-rows-spanned="1" table:style-name="ce26">
            <text:p>UX</text:p>
            <text:p><text:span text:style-name="T4">(rated: needs work, okay, good, or outstanding)</text:span></text:p>
          </table:table-cell>
          <table:covered-table-cell table:number-columns-repeated="8"/>
          <table:table-cell table:number-columns-repeated="16366"/>
        </table:table-row>
        <table:table-row table:style-name="ro2">
          <table:covered-table-cell/>
          <table:covered-table-cell/>
          <table:covered-table-cell table:number-columns-repeated="7"/>
          <table:table-cell office:value-type="string" table:number-columns-spanned="2" table:number-rows-spanned="1" table:style-name="ce27">
            <text:p>First impressions</text:p>
          </table:table-cell>
          <table:covered-table-cell/>
          <table:table-cell office:value-type="string" table:number-columns-spanned="4" table:number-rows-spanned="1" table:style-name="ce28">
            <text:p>Interaction</text:p>
          </table:table-cell>
          <table:covered-table-cell table:number-columns-repeated="3"/>
          <table:table-cell office:value-type="string" table:style-name="ce3">
            <text:p>Visual design</text:p>
          </table:table-cell>
          <table:table-cell office:value-type="string" table:number-columns-spanned="2" table:number-rows-spanned="1" table:style-name="ce29">
            <text:p>Content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Competitor type</text:p>
            <text:p><text:span text:style-name="T5">(direct or indirect)</text:span></text:p>
          </table:table-cell>
          <table:table-cell office:value-type="string" table:style-name="ce4">
            <text:p>Location(s)</text:p>
            <text:p/>
          </table:table-cell>
          <table:table-cell office:value-type="string" table:style-name="ce4">
            <text:p>Product offering</text:p>
            <text:p/>
          </table:table-cell>
          <table:table-cell office:value-type="string" table:style-name="ce4">
            <text:p>Price</text:p>
            <text:p><text:span text:style-name="T5">($ - $$$$)</text:span></text:p>
          </table:table-cell>
          <table:table-cell office:value-type="string" table:style-name="ce4">
            <text:p>Website</text:p>
            <text:p><text:span text:style-name="T5">(URL)</text:span></text:p>
          </table:table-cell>
          <table:table-cell office:value-type="string" table:style-name="ce4">
            <text:p>Business size</text:p>
            <text:p><text:span text:style-name="T5">(small, medium, large)</text:span></text:p>
          </table:table-cell>
          <table:table-cell office:value-type="string" table:style-name="ce4">
            <text:p>Target audience</text:p>
          </table:table-cell>
          <table:table-cell office:value-type="string" table:style-name="ce4">
            <text:p>Unique value proposition</text:p>
          </table:table-cell>
          <table:table-cell office:value-type="string" table:style-name="ce5">
            <text:p>Desktop website experience</text:p>
          </table:table-cell>
          <table:table-cell office:value-type="string" table:style-name="ce5">
            <text:p>Dedicated mobile app experience</text:p>
          </table:table-cell>
          <table:table-cell office:value-type="string" table:style-name="ce6">
            <text:p>Features</text:p>
          </table:table-cell>
          <table:table-cell office:value-type="string" table:style-name="ce6">
            <text:p>Accessibility</text:p>
          </table:table-cell>
          <table:table-cell office:value-type="string" table:style-name="ce6">
            <text:p>User flow</text:p>
          </table:table-cell>
          <table:table-cell office:value-type="string" table:style-name="ce6">
            <text:p>Navigation</text:p>
          </table:table-cell>
          <table:table-cell office:value-type="string" table:style-name="ce7">
            <text:p>Brand identity</text:p>
          </table:table-cell>
          <table:table-cell office:value-type="string" table:style-name="ce8">
            <text:p>Tone</text:p>
          </table:table-cell>
          <table:table-cell office:value-type="string" table:style-name="ce8">
            <text:p>Descriptiveness</text:p>
          </table:table-cell>
          <table:table-cell table:number-columns-repeated="16366"/>
        </table:table-row>
        <table:table-row table:style-name="ro4">
          <table:table-cell office:value-type="string" table:style-name="ce9">
            <text:p>Zomato</text:p>
          </table:table-cell>
          <table:table-cell office:value-type="string" table:style-name="ce10">
            <text:p>Direct</text:p>
          </table:table-cell>
          <table:table-cell office:value-type="string" table:style-name="ce10">
            <text:p>Gurugram, Haryana</text:p>
          </table:table-cell>
          <table:table-cell office:value-type="string" table:style-name="ce11">
            <text:p>Allows users to order food from different hotels and restaurants.</text:p>
          </table:table-cell>
          <table:table-cell office:value-type="string" table:style-name="ce12">
            <text:p>$$</text:p>
          </table:table-cell>
          <table:table-cell office:value-type="string" table:style-name="ce13">
            <text:p><text:a xlink:href="http://www.zomato.com/">www.zomato.com</text:a></text:p>
          </table:table-cell>
          <table:table-cell office:value-type="string" table:style-name="ce14">
            <text:p>Large</text:p>
          </table:table-cell>
          <table:table-cell office:value-type="string" table:style-name="ce11">
            <text:p>Adults and children both</text:p>
          </table:table-cell>
          <table:table-cell office:value-type="string" table:style-name="ce11">
            <text:p>Offers a large number of hotels to choose from where to place order</text:p>
          </table:table-cell>
          <table:table-cell office:value-type="string" table:style-name="ce15">
            <text:p><text:span text:style-name="T3">Outstanding</text:span><text:span text:style-name="T3"/></text:p>
            <text:p>+ Website is well-designed and easy to order</text:p>
            <text:p>+ Eye-catching designs with pictures of food.</text:p>
          </table:table-cell>
          <table:table-cell office:value-type="string" table:style-name="ce15">
            <text:p><text:span text:style-name="T3">Excellent</text:span><text:span text:style-name="T3"/></text:p>
            <text:p>+ App is well-designed and easy to use</text:p>
            <text:p>+ Smooth ordering process</text:p>
            <text:p/>
          </table:table-cell>
          <table:table-cell office:value-type="string" table:style-name="ce16">
            <text:p><text:span text:style-name="T3">Good</text:span><text:span text:style-name="T3"/></text:p>
            <text:p>+ Available options for online payment and cash on delivery during payment</text:p>
            <text:p>+Provides discount during ordering.</text:p>
            <text:p>- No loyalty rewards program.</text:p>
          </table:table-cell>
          <table:table-cell office:value-type="string" table:style-name="ce16">
            <text:p><text:span text:style-name="T3">Need Work</text:span><text:span text:style-name="T3"/></text:p>
            <text:p>-No audio options to search for food</text:p>
            <text:p>+ Offers 5 different languages</text:p>
          </table:table-cell>
          <table:table-cell office:value-type="string" table:style-name="ce16">
            <text:p><text:span text:style-name="T3">Good</text:span><text:span text:style-name="T3"/></text:p>
            <text:p>+ Easy and useful order and payment processes</text:p>
            <text:p>+ Straightforward user flow</text:p>
            <text:p/>
            <text:p/>
          </table:table-cell>
          <table:table-cell office:value-type="string" table:style-name="ce16">
            <text:p><text:span text:style-name="T3">Good</text:span><text:span text:style-name="T3"/></text:p>
            <text:p>+ Easy basic navigation</text:p>
            <text:p/>
          </table:table-cell>
          <table:table-cell office:value-type="string" table:style-name="ce17">
            <text:p><text:span text:style-name="T3">Outstanding</text:span><text:span text:style-name="T3"/></text:p>
            <text:p>+ An excellent platform with imagery,features and different colors.</text:p>
          </table:table-cell>
          <table:table-cell office:value-type="string" table:style-name="ce18">
            <text:p>Easy to use and user-friendly</text:p>
          </table:table-cell>
          <table:table-cell office:value-type="string" table:style-name="ce18">
            <text:p><text:span text:style-name="T3">Good</text:span><text:span text:style-name="T3"/></text:p>
            <text:p>+ All basic order food requirement needs achieved.</text:p>
          </table:table-cell>
          <table:table-cell table:number-columns-repeated="16366"/>
        </table:table-row>
        <table:table-row table:style-name="ro5">
          <table:table-cell office:value-type="string" table:style-name="ce9">
            <text:p>Swiggy</text:p>
          </table:table-cell>
          <table:table-cell office:value-type="string" table:style-name="ce10">
            <text:p>Direct</text:p>
          </table:table-cell>
          <table:table-cell office:value-type="string" table:style-name="ce10">
            <text:p>Banglore, India</text:p>
          </table:table-cell>
          <table:table-cell office:value-type="string" table:style-name="ce11">
            <text:p>Allows users to order food from different hotels and restaurants.</text:p>
          </table:table-cell>
          <table:table-cell office:value-type="string" table:style-name="ce12">
            <text:p>$$</text:p>
          </table:table-cell>
          <table:table-cell office:value-type="string" table:style-name="ce13">
            <text:p><text:a xlink:href="http://www.swiggy.com/">www.swiggy.com</text:a></text:p>
          </table:table-cell>
          <table:table-cell office:value-type="string" table:style-name="ce14">
            <text:p>Large</text:p>
          </table:table-cell>
          <table:table-cell office:value-type="string" table:style-name="ce11">
            <text:p>Adults and children both</text:p>
          </table:table-cell>
          <table:table-cell office:value-type="string" table:style-name="ce11">
            <text:p>offers delivery of food from restaurants and also delivers groceries</text:p>
          </table:table-cell>
          <table:table-cell office:value-type="string" table:style-name="ce19">
            <text:p>Okay</text:p>
            <text:p><text:span text:style-name="T6">+ Modern design</text:span><text:span text:style-name="T6"/></text:p>
            <text:p/>
          </table:table-cell>
          <table:table-cell office:value-type="string" table:style-name="ce15">
            <text:p><text:span text:style-name="T3">Good</text:span><text:span text:style-name="T3"/></text:p>
            <text:p>+ Design is goodd and easy to use</text:p>
            <text:p>-Some features not available in app version.</text:p>
          </table:table-cell>
          <table:table-cell office:value-type="string" table:style-name="ce16">
            <text:p><text:span text:style-name="T3">Good</text:span><text:span text:style-name="T3"/></text:p>
            <text:p>+ Search your location to deliver food.</text:p>
            <text:p>+ A map to choose accurately the location where you want the delivery.</text:p>
          </table:table-cell>
          <table:table-cell office:value-type="string" table:style-name="ce16">
            <text:p><text:span text:style-name="T3">Need improvement</text:span><text:span text:style-name="T3"/></text:p>
            <text:p>- No speech recognition option to search food through voice.</text:p>
          </table:table-cell>
          <table:table-cell office:value-type="string" table:style-name="ce16">
            <text:p><text:span text:style-name="T3">Good</text:span><text:span text:style-name="T3"/></text:p>
            <text:p>+ Easy to order different quantities of food of your choice by reading reviews of different hotels.</text:p>
            <text:p/>
          </table:table-cell>
          <table:table-cell office:value-type="string" table:style-name="ce16">
            <text:p><text:span text:style-name="T3">Good</text:span><text:span text:style-name="T3"/></text:p>
            <text:p>+Easy basic navigation</text:p>
          </table:table-cell>
          <table:table-cell office:value-type="string" table:style-name="ce17">
            <text:p><text:span text:style-name="T3">Good</text:span><text:span text:style-name="T3"/></text:p>
            <text:p>+ Modern and trendy design</text:p>
            <text:p/>
          </table:table-cell>
          <table:table-cell office:value-type="string" table:style-name="ce18">
            <text:p>Engaging and informative</text:p>
          </table:table-cell>
          <table:table-cell office:value-type="string" table:style-name="ce18">
            <text:p><text:span text:style-name="T3">Good</text:span><text:span text:style-name="T3"/></text:p>
            <text:p>+Overall a good interactive app to order food..</text:p>
          </table:table-cell>
          <table:table-cell table:number-columns-repeated="16366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number-columns-repeated="2" table:style-name="ce12"/>
          <table:table-cell table:style-name="ce14"/>
          <table:table-cell table:number-columns-repeated="2" table:style-name="ce11"/>
          <table:table-cell table:style-name="ce19"/>
          <table:table-cell table:style-name="ce15"/>
          <table:table-cell table:number-columns-repeated="4" table:style-name="ce16"/>
          <table:table-cell table:style-name="ce17"/>
          <table:table-cell table:number-columns-repeated="2" table:style-name="ce18"/>
          <table:table-cell table:number-columns-repeated="16366"/>
        </table:table-row>
        <table:table-row table:style-name="ro6">
          <table:table-cell office:value-type="string" table:style-name="ce9">
            <text:p>FoodBoss</text:p>
          </table:table-cell>
          <table:table-cell office:value-type="string" table:style-name="ce10">
            <text:p>Indirect</text:p>
          </table:table-cell>
          <table:table-cell office:value-type="string" table:style-name="ce10">
            <text:p>Chicago</text:p>
          </table:table-cell>
          <table:table-cell office:value-type="string" table:style-name="ce11">
            <text:p>Allows users to compares across delivery services.</text:p>
          </table:table-cell>
          <table:table-cell office:value-type="string" table:style-name="ce12">
            <text:p>$$</text:p>
          </table:table-cell>
          <table:table-cell office:value-type="string" table:style-name="ce20">
            <text:p><text:a xlink:href="http://www.foodboss.com/">www.foodboss.com</text:a></text:p>
          </table:table-cell>
          <table:table-cell office:value-type="string" table:style-name="ce14">
            <text:p>Large</text:p>
          </table:table-cell>
          <table:table-cell office:value-type="string" table:style-name="ce11">
            <text:p>Adults and children<text:s/></text:p>
          </table:table-cell>
          <table:table-cell office:value-type="string" table:style-name="ce11">
            <text:p>Search nearby restaurants and compare food delivery services fees</text:p>
          </table:table-cell>
          <table:table-cell office:value-type="string" table:style-name="ce21">
            <text:p>Website design need more improvement</text:p>
          </table:table-cell>
          <table:table-cell office:value-type="string" table:style-name="ce15">
            <text:p>User-friendly design</text:p>
          </table:table-cell>
          <table:table-cell office:value-type="string" table:style-name="ce22">
            <text:p><text:s/><text:span text:style-name="T7">Users can look up which food delivery service is cheapest and quickest<text:s/></text:span></text:p>
          </table:table-cell>
          <table:table-cell office:value-type="string" table:style-name="ce16">
            <text:p>Doesn't contain restaurants of many places</text:p>
          </table:table-cell>
          <table:table-cell office:value-type="string" table:style-name="ce16">
            <text:p>Easy to commpare between different restaurants</text:p>
          </table:table-cell>
          <table:table-cell office:value-type="string" table:style-name="ce16">
            <text:p>Good navigation panel</text:p>
          </table:table-cell>
          <table:table-cell office:value-type="string" table:style-name="ce17">
            <text:p>Innovative design</text:p>
          </table:table-cell>
          <table:table-cell office:value-type="string" table:style-name="ce18">
            <text:p>Informative</text:p>
          </table:table-cell>
          <table:table-cell office:value-type="string" table:style-name="ce18">
            <text:p>Need improvements in user interface design so that it will be useful for specially-abled persons.</text:p>
          </table:table-cell>
          <table:table-cell table:number-columns-repeated="16366"/>
        </table:table-row>
        <table:table-row table:number-rows-repeated="104856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Google Sans" svg:font-family="&quot;Google Sans&quot;"/>
    <style:font-face style:name="Google" svg:font-family="Google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LENOVO</dc:creator>
    <dc:date>2023-05-26T18:25:17Z</dc:date>
  </office:meta>
</office:document-meta>
</file>